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0.854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064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0.877cm"/>
    </style:style>
    <style:style style:name="co11" style:family="table-column">
      <style:table-column-properties fo:break-before="auto" style:column-width="2.185cm"/>
    </style:style>
    <style:style style:name="co12" style:family="table-column">
      <style:table-column-properties fo:break-before="auto" style:column-width="1.628cm"/>
    </style:style>
    <style:style style:name="co13" style:family="table-column">
      <style:table-column-properties fo:break-before="auto" style:column-width="0.993cm"/>
    </style:style>
    <style:style style:name="co14" style:family="table-column">
      <style:table-column-properties fo:break-before="auto" style:column-width="0.806cm"/>
    </style:style>
    <style:style style:name="co15" style:family="table-column">
      <style:table-column-properties fo:break-before="auto" style:column-width="2.586cm"/>
    </style:style>
    <style:style style:name="co16" style:family="table-column">
      <style:table-column-properties fo:break-before="auto" style:column-width="1.117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4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ole-draw-aspect="1"/>
    </style:style>
  </office:automatic-styles>
  <office:body>
    <office:spreadsheet>
      <table:table table:name="bal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<text:s text:c="22"/>no <text:s/>yes</text:p>
          </table:table-cell>
          <table:table-cell/>
          <table:table-cell office:value-type="string">
            <text:p>balanc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</table:table-row>
        <table:table-row table:style-name="ro2">
          <table:table-cell office:value-type="string">
            <text:p><text:s text:c="2"/>0未満 <text:s text:c="12"/>3534 <text:s/>196</text:p>
          </table:table-cell>
          <table:table-cell/>
          <table:table-cell office:value-type="string">
            <text:p>0未満</text:p>
          </table:table-cell>
          <table:table-cell office:value-type="float" office:value="3534">
            <text:p>3534</text:p>
          </table:table-cell>
          <table:table-cell office:value-type="float" office:value="196">
            <text:p>196</text:p>
          </table:table-cell>
          <table:table-cell table:formula="of:=SUM([.D2:.E2])" office:value-type="float" office:value="3730">
            <text:p>3730</text:p>
          </table:table-cell>
          <table:table-cell table:formula="of:=[.E2]/SUM([.D2:.E2])" office:value-type="percentage" office:value="0.0525469168900804">
            <text:p>5%</text:p>
          </table:table-cell>
        </table:table-row>
        <table:table-row table:style-name="ro2">
          <table:table-cell office:value-type="string">
            <text:p><text:s text:c="2"/>0以上100未満 <text:s text:c="5"/>7515 <text:s/>426</text:p>
          </table:table-cell>
          <table:table-cell/>
          <table:table-cell office:value-type="string">
            <text:p>0以上100未満</text:p>
          </table:table-cell>
          <table:table-cell office:value-type="float" office:value="7515">
            <text:p>7515</text:p>
          </table:table-cell>
          <table:table-cell office:value-type="float" office:value="426">
            <text:p>426</text:p>
          </table:table-cell>
          <table:table-cell table:formula="of:=SUM([.D3:.E3])" office:value-type="float" office:value="7941">
            <text:p>7941</text:p>
          </table:table-cell>
          <table:table-cell table:formula="of:=[.E3]/SUM([.D3:.E3])" office:value-type="percentage" office:value="0.0536456365697015">
            <text:p>5%</text:p>
          </table:table-cell>
        </table:table-row>
        <table:table-row table:style-name="ro2">
          <table:table-cell office:value-type="string">
            <text:p><text:s text:c="2"/>100以上300未満 <text:s text:c="3"/>5402 <text:s/>378</text:p>
          </table:table-cell>
          <table:table-cell/>
          <table:table-cell office:value-type="string">
            <text:p>100以上300未満</text:p>
          </table:table-cell>
          <table:table-cell office:value-type="float" office:value="5402">
            <text:p>5402</text:p>
          </table:table-cell>
          <table:table-cell office:value-type="float" office:value="378">
            <text:p>378</text:p>
          </table:table-cell>
          <table:table-cell table:formula="of:=SUM([.D4:.E4])" office:value-type="float" office:value="5780">
            <text:p>5780</text:p>
          </table:table-cell>
          <table:table-cell table:formula="of:=[.E4]/SUM([.D4:.E4])" office:value-type="percentage" office:value="0.0653979238754325">
            <text:p>7%</text:p>
          </table:table-cell>
        </table:table-row>
        <table:table-row table:style-name="ro2">
          <table:table-cell office:value-type="string">
            <text:p><text:s text:c="2"/>300以上1000未満 <text:s text:c="2"/>9467 <text:s/>734</text:p>
          </table:table-cell>
          <table:table-cell/>
          <table:table-cell office:value-type="string">
            <text:p>300以上1000未満</text:p>
          </table:table-cell>
          <table:table-cell office:value-type="float" office:value="9467">
            <text:p>9467</text:p>
          </table:table-cell>
          <table:table-cell office:value-type="float" office:value="734">
            <text:p>734</text:p>
          </table:table-cell>
          <table:table-cell table:formula="of:=SUM([.D5:.E5])" office:value-type="float" office:value="10201">
            <text:p>10201</text:p>
          </table:table-cell>
          <table:table-cell table:formula="of:=[.E5]/SUM([.D5:.E5])" office:value-type="percentage" office:value="0.071953730026468">
            <text:p>7%</text:p>
          </table:table-cell>
        </table:table-row>
        <table:table-row table:style-name="ro2">
          <table:table-cell office:value-type="string">
            <text:p><text:s text:c="2"/>1000以上3000未満 <text:s/>6888 <text:s/>629</text:p>
          </table:table-cell>
          <table:table-cell/>
          <table:table-cell office:value-type="string">
            <text:p>1000以上3000未満</text:p>
          </table:table-cell>
          <table:table-cell office:value-type="float" office:value="6888">
            <text:p>6888</text:p>
          </table:table-cell>
          <table:table-cell office:value-type="float" office:value="629">
            <text:p>629</text:p>
          </table:table-cell>
          <table:table-cell table:formula="of:=SUM([.D6:.E6])" office:value-type="float" office:value="7517">
            <text:p>7517</text:p>
          </table:table-cell>
          <table:table-cell table:formula="of:=[.E6]/SUM([.D6:.E6])" office:value-type="percentage" office:value="0.0836769988027139">
            <text:p>8%</text:p>
          </table:table-cell>
        </table:table-row>
        <table:table-row table:style-name="ro2">
          <table:table-cell office:value-type="string">
            <text:p><text:s text:c="2"/>3000以上10000未満 3539 <text:s/>380</text:p>
          </table:table-cell>
          <table:table-cell/>
          <table:table-cell office:value-type="string">
            <text:p>3000以上10000未満</text:p>
          </table:table-cell>
          <table:table-cell office:value-type="float" office:value="3539">
            <text:p>3539</text:p>
          </table:table-cell>
          <table:table-cell office:value-type="float" office:value="380">
            <text:p>380</text:p>
          </table:table-cell>
          <table:table-cell table:formula="of:=SUM([.D7:.E7])" office:value-type="float" office:value="3919">
            <text:p>3919</text:p>
          </table:table-cell>
          <table:table-cell table:formula="of:=[.E7]/SUM([.D7:.E7])" office:value-type="percentage" office:value="0.0969635110997703">
            <text:p>10%</text:p>
          </table:table-cell>
        </table:table-row>
        <table:table-row table:style-name="ro2">
          <table:table-cell office:value-type="string">
            <text:p><text:s text:c="2"/>10000以上 <text:s text:c="9"/>604 <text:s text:c="2"/>60</text:p>
          </table:table-cell>
          <table:table-cell/>
          <table:table-cell office:value-type="string">
            <text:p>10000以上</text:p>
          </table:table-cell>
          <table:table-cell office:value-type="float" office:value="604">
            <text:p>604</text:p>
          </table:table-cell>
          <table:table-cell office:value-type="float" office:value="60">
            <text:p>60</text:p>
          </table:table-cell>
          <table:table-cell table:formula="of:=SUM([.D8:.E8])" office:value-type="float" office:value="664">
            <text:p>664</text:p>
          </table:table-cell>
          <table:table-cell table:formula="of:=[.E8]/SUM([.D8:.E8])" office:value-type="percentage" office:value="0.0903614457831325">
            <text:p>9%</text:p>
          </table:table-cell>
        </table:table-row>
        <table:table-row table:style-name="ro2">
          <table:table-cell>
            <draw:frame table:end-cell-address="balance.J30" table:end-x="2.254cm" table:end-y="0.408cm" draw:z-index="0" draw:style-name="gr1" svg:width="29.851cm" svg:height="8.999cm" svg:x="0.465cm" svg:y="0.34cm">
              <draw:object draw:notify-on-update-of-ranges="balance.C1:balance.C1 balance.C2:balance.C8 balance.F1:balance.F1 balance.F2:balance.F8 balance.G1:balance.G1 balance.G2:balance.G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/>
        </table:table-row>
      </table:table>
      <table:table table:name="ag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>
            <draw:frame table:end-cell-address="age.P34" table:end-x="0.146cm" table:end-y="0.054cm" draw:z-index="0" draw:style-name="gr1" svg:width="22.626cm" svg:height="13.987cm" svg:x="0.101cm" svg:y="0.1cm">
              <draw:object draw:notify-on-update-of-ranges="age.A1:age.A1 age.A2:age.A8 age.D1:age.D1 age.D2:age.D8 age.E1:age.E1 age.E2:age.E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0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SUM([.B2:.C2])" office:value-type="float" office:value="12">
            <text:p>12</text:p>
          </table:table-cell>
          <table:table-cell table:formula="of:=[.C2]/[.D2]" office:value-type="percentage" office:value="0.166666666666667">
            <text:p>17%</text:p>
          </table:table-cell>
          <table:table-cell/>
        </table:table-row>
        <table:table-row table:style-name="ro1">
          <table:table-cell office:value-type="string">
            <text:p>20s</text:p>
          </table:table-cell>
          <table:table-cell office:value-type="float" office:value="3780">
            <text:p>3780</text:p>
          </table:table-cell>
          <table:table-cell office:value-type="float" office:value="443">
            <text:p>443</text:p>
          </table:table-cell>
          <table:table-cell table:formula="of:=SUM([.B3:.C3])" office:value-type="float" office:value="4223">
            <text:p>4223</text:p>
          </table:table-cell>
          <table:table-cell table:formula="of:=[.C3]/[.D3]" office:value-type="percentage" office:value="0.104901728628937">
            <text:p>10%</text:p>
          </table:table-cell>
          <table:table-cell/>
        </table:table-row>
        <table:table-row table:style-name="ro1">
          <table:table-cell office:value-type="string">
            <text:p>30s</text:p>
          </table:table-cell>
          <table:table-cell office:value-type="float" office:value="15197">
            <text:p>15197</text:p>
          </table:table-cell>
          <table:table-cell office:value-type="float" office:value="1155">
            <text:p>1155</text:p>
          </table:table-cell>
          <table:table-cell table:formula="of:=SUM([.B4:.C4])" office:value-type="float" office:value="16352">
            <text:p>16352</text:p>
          </table:table-cell>
          <table:table-cell table:formula="of:=[.C4]/[.D4]" office:value-type="percentage" office:value="0.0706335616438356">
            <text:p>7%</text:p>
          </table:table-cell>
          <table:table-cell/>
        </table:table-row>
        <table:table-row table:style-name="ro1">
          <table:table-cell office:value-type="string">
            <text:p>40s</text:p>
          </table:table-cell>
          <table:table-cell office:value-type="float" office:value="10166">
            <text:p>10166</text:p>
          </table:table-cell>
          <table:table-cell office:value-type="float" office:value="646">
            <text:p>646</text:p>
          </table:table-cell>
          <table:table-cell table:formula="of:=SUM([.B5:.C5])" office:value-type="float" office:value="10812">
            <text:p>10812</text:p>
          </table:table-cell>
          <table:table-cell table:formula="of:=[.C5]/[.D5]" office:value-type="percentage" office:value="0.059748427672956">
            <text:p>6%</text:p>
          </table:table-cell>
          <table:table-cell/>
        </table:table-row>
        <table:table-row table:style-name="ro1">
          <table:table-cell office:value-type="string">
            <text:p>50s</text:p>
          </table:table-cell>
          <table:table-cell office:value-type="float" office:value="7205">
            <text:p>7205</text:p>
          </table:table-cell>
          <table:table-cell office:value-type="float" office:value="428">
            <text:p>428</text:p>
          </table:table-cell>
          <table:table-cell table:formula="of:=SUM([.B6:.C6])" office:value-type="float" office:value="7633">
            <text:p>7633</text:p>
          </table:table-cell>
          <table:table-cell table:formula="of:=[.C6]/[.D6]" office:value-type="percentage" office:value="0.0560723175684528">
            <text:p>6%</text:p>
          </table:table-cell>
          <table:table-cell/>
        </table:table-row>
        <table:table-row table:style-name="ro1">
          <table:table-cell office:value-type="string">
            <text:p>60s</text:p>
          </table:table-cell>
          <table:table-cell office:value-type="float" office:value="542">
            <text:p>542</text:p>
          </table:table-cell>
          <table:table-cell office:value-type="float" office:value="89">
            <text:p>89</text:p>
          </table:table-cell>
          <table:table-cell table:formula="of:=SUM([.B7:.C7])" office:value-type="float" office:value="631">
            <text:p>631</text:p>
          </table:table-cell>
          <table:table-cell table:formula="of:=[.C7]/[.D7]" office:value-type="percentage" office:value="0.141045958795563">
            <text:p>14%</text:p>
          </table:table-cell>
          <table:table-cell/>
        </table:table-row>
        <table:table-row table:style-name="ro1">
          <table:table-cell office:value-type="string">
            <text:p>Old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table:formula="of:=SUM([.B8:.C8])" office:value-type="float" office:value="89">
            <text:p>89</text:p>
          </table:table-cell>
          <table:table-cell table:formula="of:=[.C8]/[.D8]" office:value-type="percentage" office:value="0.449438202247191">
            <text:p>45%</text:p>
          </table:table-cell>
          <table:table-cell/>
        </table:table-row>
      </table:table>
      <table:table table:name="day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>
            <draw:frame table:end-cell-address="day.P33" table:end-x="0.585cm" table:end-y="0.346cm" draw:z-index="0" draw:style-name="gr1" svg:width="22.893cm" svg:height="13.741cm" svg:x="0.273cm" svg:y="0.213cm">
              <draw:object draw:notify-on-update-of-ranges="day.A1:day.A1 day.A2:day.A32 day.D1:day.D1 day.D2:day.D32 day.E1:day.E1 day.E2:day.E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1</text:p>
          </table:table-cell>
          <table:table-cell office:value-type="float" office:value="81">
            <text:p>81</text:p>
          </table:table-cell>
          <table:table-cell office:value-type="float" office:value="9">
            <text:p>9</text:p>
          </table:table-cell>
          <table:table-cell table:formula="of:=SUM([.B2:.C2])" office:value-type="float" office:value="90">
            <text:p>90</text:p>
          </table:table-cell>
          <table:table-cell table:formula="of:=[.C2]/[.D2]" office:value-type="percentage" office:value="0.1">
            <text:p>10%</text:p>
          </table:table-cell>
          <table:table-cell/>
        </table:table-row>
        <table:table-row table:style-name="ro1">
          <table:table-cell office:value-type="string">
            <text:p>2</text:p>
          </table:table-cell>
          <table:table-cell office:value-type="float" office:value="929">
            <text:p>929</text:p>
          </table:table-cell>
          <table:table-cell office:value-type="float" office:value="65">
            <text:p>65</text:p>
          </table:table-cell>
          <table:table-cell table:formula="of:=SUM([.B3:.C3])" office:value-type="float" office:value="994">
            <text:p>994</text:p>
          </table:table-cell>
          <table:table-cell table:formula="of:=[.C3]/[.D3]" office:value-type="percentage" office:value="0.0653923541247485">
            <text:p>7%</text:p>
          </table:table-cell>
          <table:table-cell/>
        </table:table-row>
        <table:table-row table:style-name="ro1">
          <table:table-cell office:value-type="string">
            <text:p>3</text:p>
          </table:table-cell>
          <table:table-cell office:value-type="float" office:value="770">
            <text:p>770</text:p>
          </table:table-cell>
          <table:table-cell office:value-type="float" office:value="57">
            <text:p>57</text:p>
          </table:table-cell>
          <table:table-cell table:formula="of:=SUM([.B4:.C4])" office:value-type="float" office:value="827">
            <text:p>827</text:p>
          </table:table-cell>
          <table:table-cell table:formula="of:=[.C4]/[.D4]" office:value-type="percentage" office:value="0.0689238210399033">
            <text:p>7%</text:p>
          </table:table-cell>
          <table:table-cell/>
        </table:table-row>
        <table:table-row table:style-name="ro1">
          <table:table-cell office:value-type="string">
            <text:p>4</text:p>
          </table:table-cell>
          <table:table-cell office:value-type="float" office:value="1066">
            <text:p>1066</text:p>
          </table:table-cell>
          <table:table-cell office:value-type="float" office:value="117">
            <text:p>117</text:p>
          </table:table-cell>
          <table:table-cell table:formula="of:=SUM([.B5:.C5])" office:value-type="float" office:value="1183">
            <text:p>1183</text:p>
          </table:table-cell>
          <table:table-cell table:formula="of:=[.C5]/[.D5]" office:value-type="percentage" office:value="0.0989010989010989">
            <text:p>10%</text:p>
          </table:table-cell>
          <table:table-cell/>
        </table:table-row>
        <table:table-row table:style-name="ro1">
          <table:table-cell office:value-type="string">
            <text:p>5</text:p>
          </table:table-cell>
          <table:table-cell office:value-type="float" office:value="1578">
            <text:p>1578</text:p>
          </table:table-cell>
          <table:table-cell office:value-type="float" office:value="113">
            <text:p>113</text:p>
          </table:table-cell>
          <table:table-cell table:formula="of:=SUM([.B6:.C6])" office:value-type="float" office:value="1691">
            <text:p>1691</text:p>
          </table:table-cell>
          <table:table-cell table:formula="of:=[.C6]/[.D6]" office:value-type="percentage" office:value="0.0668243642814903">
            <text:p>7%</text:p>
          </table:table-cell>
          <table:table-cell/>
        </table:table-row>
        <table:table-row table:style-name="ro1">
          <table:table-cell office:value-type="string">
            <text:p>6</text:p>
          </table:table-cell>
          <table:table-cell office:value-type="float" office:value="1668">
            <text:p>1668</text:p>
          </table:table-cell>
          <table:table-cell office:value-type="float" office:value="110">
            <text:p>110</text:p>
          </table:table-cell>
          <table:table-cell table:formula="of:=SUM([.B7:.C7])" office:value-type="float" office:value="1778">
            <text:p>1778</text:p>
          </table:table-cell>
          <table:table-cell table:formula="of:=[.C7]/[.D7]" office:value-type="percentage" office:value="0.061867266591676">
            <text:p>6%</text:p>
          </table:table-cell>
          <table:table-cell/>
        </table:table-row>
        <table:table-row table:style-name="ro1">
          <table:table-cell office:value-type="string">
            <text:p>7</text:p>
          </table:table-cell>
          <table:table-cell office:value-type="float" office:value="1532">
            <text:p>1532</text:p>
          </table:table-cell>
          <table:table-cell office:value-type="float" office:value="80">
            <text:p>80</text:p>
          </table:table-cell>
          <table:table-cell table:formula="of:=SUM([.B8:.C8])" office:value-type="float" office:value="1612">
            <text:p>1612</text:p>
          </table:table-cell>
          <table:table-cell table:formula="of:=[.C8]/[.D8]" office:value-type="percentage" office:value="0.0496277915632754">
            <text:p>5%</text:p>
          </table:table-cell>
          <table:table-cell/>
        </table:table-row>
        <table:table-row table:style-name="ro1">
          <table:table-cell office:value-type="string">
            <text:p>8</text:p>
          </table:table-cell>
          <table:table-cell office:value-type="float" office:value="1518">
            <text:p>1518</text:p>
          </table:table-cell>
          <table:table-cell office:value-type="float" office:value="102">
            <text:p>102</text:p>
          </table:table-cell>
          <table:table-cell table:formula="of:=SUM([.B9:.C9])" office:value-type="float" office:value="1620">
            <text:p>1620</text:p>
          </table:table-cell>
          <table:table-cell table:formula="of:=[.C9]/[.D9]" office:value-type="percentage" office:value="0.062962962962963">
            <text:p>6%</text:p>
          </table:table-cell>
          <table:table-cell/>
        </table:table-row>
        <table:table-row table:style-name="ro1">
          <table:table-cell office:value-type="string">
            <text:p>9</text:p>
          </table:table-cell>
          <table:table-cell office:value-type="float" office:value="1302">
            <text:p>1302</text:p>
          </table:table-cell>
          <table:table-cell office:value-type="float" office:value="72">
            <text:p>72</text:p>
          </table:table-cell>
          <table:table-cell table:formula="of:=SUM([.B10:.C10])" office:value-type="float" office:value="1374">
            <text:p>1374</text:p>
          </table:table-cell>
          <table:table-cell table:formula="of:=[.C10]/[.D10]" office:value-type="percentage" office:value="0.0524017467248908">
            <text:p>5%</text:p>
          </table:table-cell>
          <table:table-cell/>
        </table:table-row>
        <table:table-row table:style-name="ro1">
          <table:table-cell office:value-type="string">
            <text:p>10</text:p>
          </table:table-cell>
          <table:table-cell office:value-type="float" office:value="319">
            <text:p>319</text:p>
          </table:table-cell>
          <table:table-cell office:value-type="float" office:value="45">
            <text:p>45</text:p>
          </table:table-cell>
          <table:table-cell table:formula="of:=SUM([.B11:.C11])" office:value-type="float" office:value="364">
            <text:p>364</text:p>
          </table:table-cell>
          <table:table-cell table:formula="of:=[.C11]/[.D11]" office:value-type="percentage" office:value="0.123626373626374">
            <text:p>12%</text:p>
          </table:table-cell>
          <table:table-cell/>
        </table:table-row>
        <table:table-row table:style-name="ro1">
          <table:table-cell office:value-type="string">
            <text:p>11</text:p>
          </table:table-cell>
          <table:table-cell office:value-type="float" office:value="1187">
            <text:p>1187</text:p>
          </table:table-cell>
          <table:table-cell office:value-type="float" office:value="85">
            <text:p>85</text:p>
          </table:table-cell>
          <table:table-cell table:formula="of:=SUM([.B12:.C12])" office:value-type="float" office:value="1272">
            <text:p>1272</text:p>
          </table:table-cell>
          <table:table-cell table:formula="of:=[.C12]/[.D12]" office:value-type="percentage" office:value="0.0668238993710692">
            <text:p>7%</text:p>
          </table:table-cell>
          <table:table-cell/>
        </table:table-row>
        <table:table-row table:style-name="ro1">
          <table:table-cell office:value-type="string">
            <text:p>12</text:p>
          </table:table-cell>
          <table:table-cell office:value-type="float" office:value="1185">
            <text:p>1185</text:p>
          </table:table-cell>
          <table:table-cell office:value-type="float" office:value="104">
            <text:p>104</text:p>
          </table:table-cell>
          <table:table-cell table:formula="of:=SUM([.B13:.C13])" office:value-type="float" office:value="1289">
            <text:p>1289</text:p>
          </table:table-cell>
          <table:table-cell table:formula="of:=[.C13]/[.D13]" office:value-type="percentage" office:value="0.0806826997672614">
            <text:p>8%</text:p>
          </table:table-cell>
          <table:table-cell/>
        </table:table-row>
        <table:table-row table:style-name="ro1">
          <table:table-cell office:value-type="string">
            <text:p>13</text:p>
          </table:table-cell>
          <table:table-cell office:value-type="float" office:value="1208">
            <text:p>1208</text:p>
          </table:table-cell>
          <table:table-cell office:value-type="float" office:value="117">
            <text:p>117</text:p>
          </table:table-cell>
          <table:table-cell table:formula="of:=SUM([.B14:.C14])" office:value-type="float" office:value="1325">
            <text:p>1325</text:p>
          </table:table-cell>
          <table:table-cell table:formula="of:=[.C14]/[.D14]" office:value-type="percentage" office:value="0.0883018867924528">
            <text:p>9%</text:p>
          </table:table-cell>
          <table:table-cell/>
        </table:table-row>
        <table:table-row table:style-name="ro1">
          <table:table-cell office:value-type="string">
            <text:p>14</text:p>
          </table:table-cell>
          <table:table-cell office:value-type="float" office:value="1521">
            <text:p>1521</text:p>
          </table:table-cell>
          <table:table-cell office:value-type="float" office:value="115">
            <text:p>115</text:p>
          </table:table-cell>
          <table:table-cell table:formula="of:=SUM([.B15:.C15])" office:value-type="float" office:value="1636">
            <text:p>1636</text:p>
          </table:table-cell>
          <table:table-cell table:formula="of:=[.C15]/[.D15]" office:value-type="percentage" office:value="0.0702933985330073">
            <text:p>7%</text:p>
          </table:table-cell>
          <table:table-cell/>
        </table:table-row>
        <table:table-row table:style-name="ro1">
          <table:table-cell office:value-type="string">
            <text:p>15</text:p>
          </table:table-cell>
          <table:table-cell office:value-type="float" office:value="1345">
            <text:p>1345</text:p>
          </table:table-cell>
          <table:table-cell office:value-type="float" office:value="123">
            <text:p>123</text:p>
          </table:table-cell>
          <table:table-cell table:formula="of:=SUM([.B16:.C16])" office:value-type="float" office:value="1468">
            <text:p>1468</text:p>
          </table:table-cell>
          <table:table-cell table:formula="of:=[.C16]/[.D16]" office:value-type="percentage" office:value="0.0837874659400545">
            <text:p>8%</text:p>
          </table:table-cell>
          <table:table-cell/>
        </table:table-row>
        <table:table-row table:style-name="ro1">
          <table:table-cell office:value-type="string">
            <text:p>16</text:p>
          </table:table-cell>
          <table:table-cell office:value-type="float" office:value="1119">
            <text:p>1119</text:p>
          </table:table-cell>
          <table:table-cell office:value-type="float" office:value="96">
            <text:p>96</text:p>
          </table:table-cell>
          <table:table-cell table:formula="of:=SUM([.B17:.C17])" office:value-type="float" office:value="1215">
            <text:p>1215</text:p>
          </table:table-cell>
          <table:table-cell table:formula="of:=[.C17]/[.D17]" office:value-type="percentage" office:value="0.0790123456790123">
            <text:p>8%</text:p>
          </table:table-cell>
          <table:table-cell/>
        </table:table-row>
        <table:table-row table:style-name="ro1">
          <table:table-cell office:value-type="string">
            <text:p>17</text:p>
          </table:table-cell>
          <table:table-cell office:value-type="float" office:value="1697">
            <text:p>1697</text:p>
          </table:table-cell>
          <table:table-cell office:value-type="float" office:value="115">
            <text:p>115</text:p>
          </table:table-cell>
          <table:table-cell table:formula="of:=SUM([.B18:.C18])" office:value-type="float" office:value="1812">
            <text:p>1812</text:p>
          </table:table-cell>
          <table:table-cell table:formula="of:=[.C18]/[.D18]" office:value-type="percentage" office:value="0.0634657836644592">
            <text:p>6%</text:p>
          </table:table-cell>
          <table:table-cell/>
        </table:table-row>
        <table:table-row table:style-name="ro1">
          <table:table-cell office:value-type="string">
            <text:p>18</text:p>
          </table:table-cell>
          <table:table-cell office:value-type="float" office:value="2008">
            <text:p>2008</text:p>
          </table:table-cell>
          <table:table-cell office:value-type="float" office:value="165">
            <text:p>165</text:p>
          </table:table-cell>
          <table:table-cell table:formula="of:=SUM([.B19:.C19])" office:value-type="float" office:value="2173">
            <text:p>2173</text:p>
          </table:table-cell>
          <table:table-cell table:formula="of:=[.C19]/[.D19]" office:value-type="percentage" office:value="0.0759318913943856">
            <text:p>8%</text:p>
          </table:table-cell>
          <table:table-cell/>
        </table:table-row>
        <table:table-row table:style-name="ro1">
          <table:table-cell office:value-type="string">
            <text:p>19</text:p>
          </table:table-cell>
          <table:table-cell office:value-type="float" office:value="1577">
            <text:p>1577</text:p>
          </table:table-cell>
          <table:table-cell office:value-type="float" office:value="73">
            <text:p>73</text:p>
          </table:table-cell>
          <table:table-cell table:formula="of:=SUM([.B20:.C20])" office:value-type="float" office:value="1650">
            <text:p>1650</text:p>
          </table:table-cell>
          <table:table-cell table:formula="of:=[.C20]/[.D20]" office:value-type="percentage" office:value="0.0442424242424242">
            <text:p>4%</text:p>
          </table:table-cell>
          <table:table-cell/>
        </table:table-row>
        <table:table-row table:style-name="ro1">
          <table:table-cell office:value-type="string">
            <text:p>20</text:p>
          </table:table-cell>
          <table:table-cell office:value-type="float" office:value="2502">
            <text:p>2502</text:p>
          </table:table-cell>
          <table:table-cell office:value-type="float" office:value="153">
            <text:p>153</text:p>
          </table:table-cell>
          <table:table-cell table:formula="of:=SUM([.B21:.C21])" office:value-type="float" office:value="2655">
            <text:p>2655</text:p>
          </table:table-cell>
          <table:table-cell table:formula="of:=[.C21]/[.D21]" office:value-type="percentage" office:value="0.0576271186440678">
            <text:p>6%</text:p>
          </table:table-cell>
          <table:table-cell/>
        </table:table-row>
        <table:table-row table:style-name="ro1">
          <table:table-cell office:value-type="string">
            <text:p>21</text:p>
          </table:table-cell>
          <table:table-cell office:value-type="float" office:value="1775">
            <text:p>1775</text:p>
          </table:table-cell>
          <table:table-cell office:value-type="float" office:value="139">
            <text:p>139</text:p>
          </table:table-cell>
          <table:table-cell table:formula="of:=SUM([.B22:.C22])" office:value-type="float" office:value="1914">
            <text:p>1914</text:p>
          </table:table-cell>
          <table:table-cell table:formula="of:=[.C22]/[.D22]" office:value-type="percentage" office:value="0.0726227795193312">
            <text:p>7%</text:p>
          </table:table-cell>
          <table:table-cell/>
        </table:table-row>
        <table:table-row table:style-name="ro1">
          <table:table-cell office:value-type="string">
            <text:p>22</text:p>
          </table:table-cell>
          <table:table-cell office:value-type="float" office:value="693">
            <text:p>693</text:p>
          </table:table-cell>
          <table:table-cell office:value-type="float" office:value="80">
            <text:p>80</text:p>
          </table:table-cell>
          <table:table-cell table:formula="of:=SUM([.B23:.C23])" office:value-type="float" office:value="773">
            <text:p>773</text:p>
          </table:table-cell>
          <table:table-cell table:formula="of:=[.C23]/[.D23]" office:value-type="percentage" office:value="0.103492884864166">
            <text:p>10%</text:p>
          </table:table-cell>
          <table:table-cell/>
        </table:table-row>
        <table:table-row table:style-name="ro1">
          <table:table-cell office:value-type="string">
            <text:p>23</text:p>
          </table:table-cell>
          <table:table-cell office:value-type="float" office:value="764">
            <text:p>764</text:p>
          </table:table-cell>
          <table:table-cell office:value-type="float" office:value="59">
            <text:p>59</text:p>
          </table:table-cell>
          <table:table-cell table:formula="of:=SUM([.B24:.C24])" office:value-type="float" office:value="823">
            <text:p>823</text:p>
          </table:table-cell>
          <table:table-cell table:formula="of:=[.C24]/[.D24]" office:value-type="percentage" office:value="0.0716889428918591">
            <text:p>7%</text:p>
          </table:table-cell>
          <table:table-cell/>
        </table:table-row>
        <table:table-row table:style-name="ro1">
          <table:table-cell office:value-type="string">
            <text:p>24</text:p>
          </table:table-cell>
          <table:table-cell office:value-type="float" office:value="320">
            <text:p>320</text:p>
          </table:table-cell>
          <table:table-cell office:value-type="float" office:value="32">
            <text:p>32</text:p>
          </table:table-cell>
          <table:table-cell table:formula="of:=SUM([.B25:.C25])" office:value-type="float" office:value="352">
            <text:p>352</text:p>
          </table:table-cell>
          <table:table-cell table:formula="of:=[.C25]/[.D25]" office:value-type="percentage" office:value="0.0909090909090909">
            <text:p>9%</text:p>
          </table:table-cell>
          <table:table-cell/>
        </table:table-row>
        <table:table-row table:style-name="ro1">
          <table:table-cell office:value-type="string">
            <text:p>25</text:p>
          </table:table-cell>
          <table:table-cell office:value-type="float" office:value="623">
            <text:p>623</text:p>
          </table:table-cell>
          <table:table-cell office:value-type="float" office:value="72">
            <text:p>72</text:p>
          </table:table-cell>
          <table:table-cell table:formula="of:=SUM([.B26:.C26])" office:value-type="float" office:value="695">
            <text:p>695</text:p>
          </table:table-cell>
          <table:table-cell table:formula="of:=[.C26]/[.D26]" office:value-type="percentage" office:value="0.103597122302158">
            <text:p>10%</text:p>
          </table:table-cell>
          <table:table-cell/>
        </table:table-row>
        <table:table-row table:style-name="ro1">
          <table:table-cell office:value-type="string">
            <text:p>26</text:p>
          </table:table-cell>
          <table:table-cell office:value-type="float" office:value="834">
            <text:p>834</text:p>
          </table:table-cell>
          <table:table-cell office:value-type="float" office:value="61">
            <text:p>61</text:p>
          </table:table-cell>
          <table:table-cell table:formula="of:=SUM([.B27:.C27])" office:value-type="float" office:value="895">
            <text:p>895</text:p>
          </table:table-cell>
          <table:table-cell table:formula="of:=[.C27]/[.D27]" office:value-type="percentage" office:value="0.0681564245810056">
            <text:p>7%</text:p>
          </table:table-cell>
          <table:table-cell/>
        </table:table-row>
        <table:table-row table:style-name="ro1">
          <table:table-cell office:value-type="string">
            <text:p>27</text:p>
          </table:table-cell>
          <table:table-cell office:value-type="float" office:value="890">
            <text:p>890</text:p>
          </table:table-cell>
          <table:table-cell office:value-type="float" office:value="84">
            <text:p>84</text:p>
          </table:table-cell>
          <table:table-cell table:formula="of:=SUM([.B28:.C28])" office:value-type="float" office:value="974">
            <text:p>974</text:p>
          </table:table-cell>
          <table:table-cell table:formula="of:=[.C28]/[.D28]" office:value-type="percentage" office:value="0.0862422997946612">
            <text:p>9%</text:p>
          </table:table-cell>
          <table:table-cell/>
        </table:table-row>
        <table:table-row table:style-name="ro1">
          <table:table-cell office:value-type="string">
            <text:p>28</text:p>
          </table:table-cell>
          <table:table-cell office:value-type="float" office:value="1589">
            <text:p>1589</text:p>
          </table:table-cell>
          <table:table-cell office:value-type="float" office:value="61">
            <text:p>61</text:p>
          </table:table-cell>
          <table:table-cell table:formula="of:=SUM([.B29:.C29])" office:value-type="float" office:value="1650">
            <text:p>1650</text:p>
          </table:table-cell>
          <table:table-cell table:formula="of:=[.C29]/[.D29]" office:value-type="percentage" office:value="0.036969696969697">
            <text:p>4%</text:p>
          </table:table-cell>
          <table:table-cell/>
        </table:table-row>
        <table:table-row table:style-name="ro1">
          <table:table-cell office:value-type="string">
            <text:p>29</text:p>
          </table:table-cell>
          <table:table-cell office:value-type="float" office:value="1551">
            <text:p>1551</text:p>
          </table:table-cell>
          <table:table-cell office:value-type="float" office:value="49">
            <text:p>49</text:p>
          </table:table-cell>
          <table:table-cell table:formula="of:=SUM([.B30:.C30])" office:value-type="float" office:value="1600">
            <text:p>1600</text:p>
          </table:table-cell>
          <table:table-cell table:formula="of:=[.C30]/[.D30]" office:value-type="percentage" office:value="0.030625">
            <text:p>3%</text:p>
          </table:table-cell>
          <table:table-cell/>
        </table:table-row>
        <table:table-row table:style-name="ro1">
          <table:table-cell office:value-type="string">
            <text:p>30</text:p>
          </table:table-cell>
          <table:table-cell office:value-type="float" office:value="1233">
            <text:p>1233</text:p>
          </table:table-cell>
          <table:table-cell office:value-type="float" office:value="224">
            <text:p>224</text:p>
          </table:table-cell>
          <table:table-cell table:formula="of:=SUM([.B31:.C31])" office:value-type="float" office:value="1457">
            <text:p>1457</text:p>
          </table:table-cell>
          <table:table-cell table:formula="of:=[.C31]/[.D31]" office:value-type="percentage" office:value="0.153740562800275">
            <text:p>15%</text:p>
          </table:table-cell>
          <table:table-cell/>
        </table:table-row>
        <table:table-row table:style-name="ro1">
          <table:table-cell office:value-type="string">
            <text:p>31</text:p>
          </table:table-cell>
          <table:table-cell office:value-type="float" office:value="565">
            <text:p>565</text:p>
          </table:table-cell>
          <table:table-cell office:value-type="float" office:value="26">
            <text:p>26</text:p>
          </table:table-cell>
          <table:table-cell table:formula="of:=SUM([.B32:.C32])" office:value-type="float" office:value="591">
            <text:p>591</text:p>
          </table:table-cell>
          <table:table-cell table:formula="of:=[.C32]/[.D32]" office:value-type="percentage" office:value="0.0439932318104907">
            <text:p>4%</text:p>
          </table:table-cell>
          <table:table-cell/>
        </table:table-row>
      </table:table>
      <table:table table:name="duration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>
            <draw:frame table:end-cell-address="duration.O34" table:end-x="2.139cm" table:end-y="0.399cm" draw:z-index="0" draw:style-name="gr1" svg:width="22.354cm" svg:height="14.326cm" svg:x="0.108cm" svg:y="0.106cm">
              <draw:object draw:notify-on-update-of-ranges="duration.A1:duration.A1 duration.A2:duration.A9 duration.D1:duration.D1 duration.D2:duration.D9 duration.E1:duration.E1 duration.E2:duration.E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0-100</text:p>
          </table:table-cell>
          <table:table-cell office:value-type="float" office:value="9911">
            <text:p>9911</text:p>
          </table:table-cell>
          <table:table-cell office:value-type="float" office:value="49">
            <text:p>49</text:p>
          </table:table-cell>
          <table:table-cell table:formula="of:=SUM([.B2:.C2])" office:value-type="float" office:value="9960">
            <text:p>9960</text:p>
          </table:table-cell>
          <table:table-cell table:formula="of:=[.C2]/[.D2]" office:value-type="percentage" office:value="0.00491967871485944">
            <text:p>0%</text:p>
          </table:table-cell>
          <table:table-cell/>
        </table:table-row>
        <table:table-row table:style-name="ro1">
          <table:table-cell office:value-type="string">
            <text:p>100-200</text:p>
          </table:table-cell>
          <table:table-cell office:value-type="float" office:value="12092">
            <text:p>12092</text:p>
          </table:table-cell>
          <table:table-cell office:value-type="float" office:value="259">
            <text:p>259</text:p>
          </table:table-cell>
          <table:table-cell table:formula="of:=SUM([.B3:.C3])" office:value-type="float" office:value="12351">
            <text:p>12351</text:p>
          </table:table-cell>
          <table:table-cell table:formula="of:=[.C3]/[.D3]" office:value-type="percentage" office:value="0.0209699619464011">
            <text:p>2%</text:p>
          </table:table-cell>
          <table:table-cell/>
        </table:table-row>
        <table:table-row table:style-name="ro1">
          <table:table-cell office:value-type="string">
            <text:p>200-300</text:p>
          </table:table-cell>
          <table:table-cell office:value-type="float" office:value="6668">
            <text:p>6668</text:p>
          </table:table-cell>
          <table:table-cell office:value-type="float" office:value="225">
            <text:p>225</text:p>
          </table:table-cell>
          <table:table-cell table:formula="of:=SUM([.B4:.C4])" office:value-type="float" office:value="6893">
            <text:p>6893</text:p>
          </table:table-cell>
          <table:table-cell table:formula="of:=[.C4]/[.D4]" office:value-type="percentage" office:value="0.0326418105324242">
            <text:p>3%</text:p>
          </table:table-cell>
          <table:table-cell/>
        </table:table-row>
        <table:table-row table:style-name="ro1">
          <table:table-cell office:value-type="string">
            <text:p>300-400</text:p>
          </table:table-cell>
          <table:table-cell office:value-type="float" office:value="3501">
            <text:p>3501</text:p>
          </table:table-cell>
          <table:table-cell office:value-type="float" office:value="212">
            <text:p>212</text:p>
          </table:table-cell>
          <table:table-cell table:formula="of:=SUM([.B5:.C5])" office:value-type="float" office:value="3713">
            <text:p>3713</text:p>
          </table:table-cell>
          <table:table-cell table:formula="of:=[.C5]/[.D5]" office:value-type="percentage" office:value="0.0570966873148398">
            <text:p>6%</text:p>
          </table:table-cell>
          <table:table-cell/>
        </table:table-row>
        <table:table-row table:style-name="ro1">
          <table:table-cell office:value-type="string">
            <text:p>400-500</text:p>
          </table:table-cell>
          <table:table-cell office:value-type="float" office:value="1875">
            <text:p>1875</text:p>
          </table:table-cell>
          <table:table-cell office:value-type="float" office:value="239">
            <text:p>239</text:p>
          </table:table-cell>
          <table:table-cell table:formula="of:=SUM([.B6:.C6])" office:value-type="float" office:value="2114">
            <text:p>2114</text:p>
          </table:table-cell>
          <table:table-cell table:formula="of:=[.C6]/[.D6]" office:value-type="percentage" office:value="0.113055818353832">
            <text:p>11%</text:p>
          </table:table-cell>
          <table:table-cell/>
        </table:table-row>
        <table:table-row table:style-name="ro1">
          <table:table-cell office:value-type="string">
            <text:p>500-1000</text:p>
          </table:table-cell>
          <table:table-cell office:value-type="float" office:value="2514">
            <text:p>2514</text:p>
          </table:table-cell>
          <table:table-cell office:value-type="float" office:value="1250">
            <text:p>1250</text:p>
          </table:table-cell>
          <table:table-cell table:formula="of:=SUM([.B7:.C7])" office:value-type="float" office:value="3764">
            <text:p>3764</text:p>
          </table:table-cell>
          <table:table-cell table:formula="of:=[.C7]/[.D7]" office:value-type="percentage" office:value="0.332093517534538">
            <text:p>33%</text:p>
          </table:table-cell>
          <table:table-cell/>
        </table:table-row>
        <table:table-row table:style-name="ro1">
          <table:table-cell office:value-type="string">
            <text:p>1000-3000</text:p>
          </table:table-cell>
          <table:table-cell office:value-type="float" office:value="381">
            <text:p>381</text:p>
          </table:table-cell>
          <table:table-cell office:value-type="float" office:value="563">
            <text:p>563</text:p>
          </table:table-cell>
          <table:table-cell table:formula="of:=SUM([.B8:.C8])" office:value-type="float" office:value="944">
            <text:p>944</text:p>
          </table:table-cell>
          <table:table-cell table:formula="of:=[.C8]/[.D8]" office:value-type="percentage" office:value="0.596398305084746">
            <text:p>60%</text:p>
          </table:table-cell>
          <table:table-cell/>
        </table:table-row>
        <table:table-row table:style-name="ro1">
          <table:table-cell office:value-type="string">
            <text:p>3000-100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B9:.C9])" office:value-type="float" office:value="13">
            <text:p>13</text:p>
          </table:table-cell>
          <table:table-cell table:formula="of:=[.C9]/[.D9]" office:value-type="percentage" office:value="0.461538461538462">
            <text:p>46%</text:p>
          </table:table-cell>
          <table:table-cell/>
        </table:table-row>
      </table:table>
      <table:table table:name="campaign" table:style-name="ta1" table:print="false">
        <table:table-column table:style-name="co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>
            <draw:frame table:end-cell-address="campaign.P34" table:end-x="0.437cm" table:end-y="0.426cm" draw:z-index="0" draw:style-name="gr1" svg:width="22.918cm" svg:height="14.359cm" svg:x="0.101cm" svg:y="0.1cm">
              <draw:object draw:notify-on-update-of-ranges="campaign.A1:campaign.A1 campaign.A2:campaign.A11 campaign.D1:campaign.D1 campaign.D2:campaign.D11 campaign.E1:campaign.E1 campaign.E2:campaign.E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string">
            <text:p>1-2</text:p>
          </table:table-cell>
          <table:table-cell office:value-type="float" office:value="13340">
            <text:p>13340</text:p>
          </table:table-cell>
          <table:table-cell office:value-type="float" office:value="1207">
            <text:p>1207</text:p>
          </table:table-cell>
          <table:table-cell table:formula="of:=SUM([.B2:.C2])" office:value-type="float" office:value="14547">
            <text:p>14547</text:p>
          </table:table-cell>
          <table:table-cell table:formula="of:=[.C2]/[.D2]" office:value-type="percentage" office:value="0.0829724341788685">
            <text:p>8%</text:p>
          </table:table-cell>
          <table:table-cell/>
        </table:table-row>
        <table:table-row table:style-name="ro1">
          <table:table-cell office:value-type="string">
            <text:p>2-3</text:p>
          </table:table-cell>
          <table:table-cell office:value-type="float" office:value="10363">
            <text:p>10363</text:p>
          </table:table-cell>
          <table:table-cell office:value-type="float" office:value="733">
            <text:p>733</text:p>
          </table:table-cell>
          <table:table-cell table:formula="of:=SUM([.B3:.C3])" office:value-type="float" office:value="11096">
            <text:p>11096</text:p>
          </table:table-cell>
          <table:table-cell table:formula="of:=[.C3]/[.D3]" office:value-type="percentage" office:value="0.0660598413842826">
            <text:p>7%</text:p>
          </table:table-cell>
          <table:table-cell/>
        </table:table-row>
        <table:table-row table:style-name="ro1">
          <table:table-cell office:value-type="string">
            <text:p>3-4</text:p>
          </table:table-cell>
          <table:table-cell office:value-type="float" office:value="4611">
            <text:p>4611</text:p>
          </table:table-cell>
          <table:table-cell office:value-type="float" office:value="346">
            <text:p>346</text:p>
          </table:table-cell>
          <table:table-cell table:formula="of:=SUM([.B4:.C4])" office:value-type="float" office:value="4957">
            <text:p>4957</text:p>
          </table:table-cell>
          <table:table-cell table:formula="of:=[.C4]/[.D4]" office:value-type="percentage" office:value="0.0698002824288884">
            <text:p>7%</text:p>
          </table:table-cell>
          <table:table-cell/>
        </table:table-row>
        <table:table-row table:style-name="ro1">
          <table:table-cell office:value-type="string">
            <text:p>4-5</text:p>
          </table:table-cell>
          <table:table-cell office:value-type="float" office:value="3072">
            <text:p>3072</text:p>
          </table:table-cell>
          <table:table-cell office:value-type="float" office:value="219">
            <text:p>219</text:p>
          </table:table-cell>
          <table:table-cell table:formula="of:=SUM([.B5:.C5])" office:value-type="float" office:value="3291">
            <text:p>3291</text:p>
          </table:table-cell>
          <table:table-cell table:formula="of:=[.C5]/[.D5]" office:value-type="percentage" office:value="0.0665451230628988">
            <text:p>7%</text:p>
          </table:table-cell>
          <table:table-cell/>
        </table:table-row>
        <table:table-row table:style-name="ro1">
          <table:table-cell office:value-type="string">
            <text:p>5-6</text:p>
          </table:table-cell>
          <table:table-cell office:value-type="float" office:value="1546">
            <text:p>1546</text:p>
          </table:table-cell>
          <table:table-cell office:value-type="float" office:value="95">
            <text:p>95</text:p>
          </table:table-cell>
          <table:table-cell table:formula="of:=SUM([.B6:.C6])" office:value-type="float" office:value="1641">
            <text:p>1641</text:p>
          </table:table-cell>
          <table:table-cell table:formula="of:=[.C6]/[.D6]" office:value-type="percentage" office:value="0.0578915295551493">
            <text:p>6%</text:p>
          </table:table-cell>
          <table:table-cell/>
        </table:table-row>
        <table:table-row table:style-name="ro1">
          <table:table-cell office:value-type="string">
            <text:p>6-7</text:p>
          </table:table-cell>
          <table:table-cell office:value-type="float" office:value="1160">
            <text:p>1160</text:p>
          </table:table-cell>
          <table:table-cell office:value-type="float" office:value="68">
            <text:p>68</text:p>
          </table:table-cell>
          <table:table-cell table:formula="of:=SUM([.B7:.C7])" office:value-type="float" office:value="1228">
            <text:p>1228</text:p>
          </table:table-cell>
          <table:table-cell table:formula="of:=[.C7]/[.D7]" office:value-type="percentage" office:value="0.0553745928338762">
            <text:p>6%</text:p>
          </table:table-cell>
          <table:table-cell/>
        </table:table-row>
        <table:table-row table:style-name="ro1">
          <table:table-cell office:value-type="string">
            <text:p>7-8</text:p>
          </table:table-cell>
          <table:table-cell office:value-type="float" office:value="664">
            <text:p>664</text:p>
          </table:table-cell>
          <table:table-cell office:value-type="float" office:value="35">
            <text:p>35</text:p>
          </table:table-cell>
          <table:table-cell table:formula="of:=SUM([.B8:.C8])" office:value-type="float" office:value="699">
            <text:p>699</text:p>
          </table:table-cell>
          <table:table-cell table:formula="of:=[.C8]/[.D8]" office:value-type="percentage" office:value="0.050071530758226">
            <text:p>5%</text:p>
          </table:table-cell>
          <table:table-cell/>
        </table:table-row>
        <table:table-row table:style-name="ro1">
          <table:table-cell office:value-type="string">
            <text:p>8-9</text:p>
          </table:table-cell>
          <table:table-cell office:value-type="float" office:value="501">
            <text:p>501</text:p>
          </table:table-cell>
          <table:table-cell office:value-type="float" office:value="25">
            <text:p>25</text:p>
          </table:table-cell>
          <table:table-cell table:formula="of:=SUM([.B9:.C9])" office:value-type="float" office:value="526">
            <text:p>526</text:p>
          </table:table-cell>
          <table:table-cell table:formula="of:=[.C9]/[.D9]" office:value-type="percentage" office:value="0.0475285171102662">
            <text:p>5%</text:p>
          </table:table-cell>
          <table:table-cell/>
        </table:table-row>
        <table:table-row table:style-name="ro1">
          <table:table-cell office:value-type="string">
            <text:p>9-10</text:p>
          </table:table-cell>
          <table:table-cell office:value-type="float" office:value="299">
            <text:p>299</text:p>
          </table:table-cell>
          <table:table-cell office:value-type="float" office:value="19">
            <text:p>19</text:p>
          </table:table-cell>
          <table:table-cell table:formula="of:=SUM([.B10:.C10])" office:value-type="float" office:value="318">
            <text:p>318</text:p>
          </table:table-cell>
          <table:table-cell table:formula="of:=[.C10]/[.D10]" office:value-type="percentage" office:value="0.059748427672956">
            <text:p>6%</text:p>
          </table:table-cell>
          <table:table-cell/>
        </table:table-row>
        <table:table-row table:style-name="ro1">
          <table:table-cell office:value-type="string">
            <text:p>10-</text:p>
          </table:table-cell>
          <table:table-cell office:value-type="float" office:value="1393">
            <text:p>1393</text:p>
          </table:table-cell>
          <table:table-cell office:value-type="float" office:value="56">
            <text:p>56</text:p>
          </table:table-cell>
          <table:table-cell table:formula="of:=SUM([.B11:.C11])" office:value-type="float" office:value="1449">
            <text:p>1449</text:p>
          </table:table-cell>
          <table:table-cell table:formula="of:=[.C11]/[.D11]" office:value-type="percentage" office:value="0.0386473429951691">
            <text:p>4%</text:p>
          </table:table-cell>
          <table:table-cell/>
        </table:table-row>
      </table:table>
      <table:table table:name="previous" table:style-name="ta1" table:print="false">
        <table:table-column table:style-name="co14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  <table:table-cell>
            <draw:frame table:end-cell-address="previous.P35" table:end-x="0.672cm" table:end-y="0.027cm" draw:z-index="0" draw:style-name="gr1" svg:width="23.152cm" svg:height="14.386cm" svg:x="0.101cm" svg:y="0.1cm">
              <draw:object draw:notify-on-update-of-ranges="previous.A1:previous.A1 previous.A2:previous.A4 previous.D1:previous.D1 previous.D2:previous.D4 previous.E1:previous.E1 previous.E2:previous.E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0-1</text:p>
          </table:table-cell>
          <table:table-cell office:value-type="float" office:value="32049">
            <text:p>32049</text:p>
          </table:table-cell>
          <table:table-cell office:value-type="float" office:value="2388">
            <text:p>2388</text:p>
          </table:table-cell>
          <table:table-cell table:formula="of:=SUM([.B2:.C2])" office:value-type="float" office:value="34437">
            <text:p>34437</text:p>
          </table:table-cell>
          <table:table-cell table:formula="of:=[.C2]/[.D2]" office:value-type="percentage" office:value="0.0693440195138949">
            <text:p>7%</text:p>
          </table:table-cell>
          <table:table-cell/>
        </table:table-row>
        <table:table-row table:style-name="ro1">
          <table:table-cell office:value-type="string">
            <text:p>1-5</text:p>
          </table:table-cell>
          <table:table-cell office:value-type="float" office:value="4077">
            <text:p>4077</text:p>
          </table:table-cell>
          <table:table-cell office:value-type="float" office:value="350">
            <text:p>350</text:p>
          </table:table-cell>
          <table:table-cell table:formula="of:=SUM([.B3:.C3])" office:value-type="float" office:value="4427">
            <text:p>4427</text:p>
          </table:table-cell>
          <table:table-cell table:formula="of:=[.C3]/[.D3]" office:value-type="percentage" office:value="0.0790603117235148">
            <text:p>8%</text:p>
          </table:table-cell>
          <table:table-cell/>
        </table:table-row>
        <table:table-row table:style-name="ro1">
          <table:table-cell office:value-type="string">
            <text:p>5-</text:p>
          </table:table-cell>
          <table:table-cell office:value-type="float" office:value="823">
            <text:p>823</text:p>
          </table:table-cell>
          <table:table-cell office:value-type="float" office:value="65">
            <text:p>65</text:p>
          </table:table-cell>
          <table:table-cell table:formula="of:=SUM([.B4:.C4])" office:value-type="float" office:value="888">
            <text:p>888</text:p>
          </table:table-cell>
          <table:table-cell table:formula="of:=[.C4]/[.D4]" office:value-type="percentage" office:value="0.0731981981981982">
            <text:p>7%</text:p>
          </table:table-cell>
          <table:table-cell/>
        </table:table-row>
      </table:table>
      <table:table table:name="job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ce1"/>
        <table:table-row table:style-name="ro1"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件数</text:p>
          </table:table-cell>
          <table:table-cell table:style-name="Default" office:value-type="string">
            <text:p>反応率</text:p>
          </table:table-cell>
        </table:table-row>
        <table:table-row table:style-name="ro1">
          <table:table-cell office:value-type="string">
            <text:p>admin.</text:p>
          </table:table-cell>
          <table:table-cell office:value-type="float" office:value="4115">
            <text:p>4115</text:p>
          </table:table-cell>
          <table:table-cell office:value-type="float" office:value="337">
            <text:p>337</text:p>
          </table:table-cell>
          <table:table-cell table:formula="of:=SUM([.B2:.C2])" office:value-type="float" office:value="4452">
            <text:p>4452</text:p>
          </table:table-cell>
          <table:table-cell table:formula="of:=[.C2]/[.D2]" office:value-type="percentage" office:value="0.075696316262354">
            <text:p>8%</text:p>
          </table:table-cell>
        </table:table-row>
        <table:table-row table:style-name="ro1">
          <table:table-cell office:value-type="string">
            <text:p>blue-collar</text:p>
          </table:table-cell>
          <table:table-cell office:value-type="float" office:value="8839">
            <text:p>8839</text:p>
          </table:table-cell>
          <table:table-cell office:value-type="float" office:value="526">
            <text:p>526</text:p>
          </table:table-cell>
          <table:table-cell table:formula="of:=SUM([.B3:.C3])" office:value-type="float" office:value="9365">
            <text:p>9365</text:p>
          </table:table-cell>
          <table:table-cell table:formula="of:=[.C3]/[.D3]" office:value-type="percentage" office:value="0.0561665776828617">
            <text:p>6%</text:p>
          </table:table-cell>
        </table:table-row>
        <table:table-row table:style-name="ro1">
          <table:table-cell office:value-type="string">
            <text:p>entrepreneur</text:p>
          </table:table-cell>
          <table:table-cell office:value-type="float" office:value="1312">
            <text:p>1312</text:p>
          </table:table-cell>
          <table:table-cell office:value-type="float" office:value="86">
            <text:p>86</text:p>
          </table:table-cell>
          <table:table-cell table:formula="of:=SUM([.B4:.C4])" office:value-type="float" office:value="1398">
            <text:p>1398</text:p>
          </table:table-cell>
          <table:table-cell table:formula="of:=[.C4]/[.D4]" office:value-type="percentage" office:value="0.061516452074392">
            <text:p>6%</text:p>
          </table:table-cell>
        </table:table-row>
        <table:table-row table:style-name="ro1">
          <table:table-cell office:value-type="string">
            <text:p>housemaid</text:p>
          </table:table-cell>
          <table:table-cell office:value-type="float" office:value="1029">
            <text:p>1029</text:p>
          </table:table-cell>
          <table:table-cell office:value-type="float" office:value="52">
            <text:p>52</text:p>
          </table:table-cell>
          <table:table-cell table:formula="of:=SUM([.B5:.C5])" office:value-type="float" office:value="1081">
            <text:p>1081</text:p>
          </table:table-cell>
          <table:table-cell table:formula="of:=[.C5]/[.D5]" office:value-type="percentage" office:value="0.0481036077705828">
            <text:p>5%</text:p>
          </table:table-cell>
        </table:table-row>
        <table:table-row table:style-name="ro1">
          <table:table-cell office:value-type="string">
            <text:p>management</text:p>
          </table:table-cell>
          <table:table-cell office:value-type="float" office:value="7439">
            <text:p>7439</text:p>
          </table:table-cell>
          <table:table-cell office:value-type="float" office:value="650">
            <text:p>650</text:p>
          </table:table-cell>
          <table:table-cell table:formula="of:=SUM([.B6:.C6])" office:value-type="float" office:value="8089">
            <text:p>8089</text:p>
          </table:table-cell>
          <table:table-cell table:formula="of:=[.C6]/[.D6]" office:value-type="percentage" office:value="0.0803560390653974">
            <text:p>8%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1279">
            <text:p>1279</text:p>
          </table:table-cell>
          <table:table-cell office:value-type="float" office:value="151">
            <text:p>151</text:p>
          </table:table-cell>
          <table:table-cell table:formula="of:=SUM([.B7:.C7])" office:value-type="float" office:value="1430">
            <text:p>1430</text:p>
          </table:table-cell>
          <table:table-cell table:formula="of:=[.C7]/[.D7]" office:value-type="percentage" office:value="0.105594405594406">
            <text:p>11%</text:p>
          </table:table-cell>
        </table:table-row>
        <table:table-row table:style-name="ro1">
          <table:table-cell office:value-type="string">
            <text:p>self-employed</text:p>
          </table:table-cell>
          <table:table-cell office:value-type="float" office:value="1294">
            <text:p>1294</text:p>
          </table:table-cell>
          <table:table-cell office:value-type="float" office:value="109">
            <text:p>109</text:p>
          </table:table-cell>
          <table:table-cell table:formula="of:=SUM([.B8:.C8])" office:value-type="float" office:value="1403">
            <text:p>1403</text:p>
          </table:table-cell>
          <table:table-cell table:formula="of:=[.C8]/[.D8]" office:value-type="percentage" office:value="0.0776906628652887">
            <text:p>8%</text:p>
          </table:table-cell>
        </table:table-row>
        <table:table-row table:style-name="ro1">
          <table:table-cell office:value-type="string">
            <text:p>services</text:p>
          </table:table-cell>
          <table:table-cell office:value-type="float" office:value="3665">
            <text:p>3665</text:p>
          </table:table-cell>
          <table:table-cell office:value-type="float" office:value="233">
            <text:p>233</text:p>
          </table:table-cell>
          <table:table-cell table:formula="of:=SUM([.B9:.C9])" office:value-type="float" office:value="3898">
            <text:p>3898</text:p>
          </table:table-cell>
          <table:table-cell table:formula="of:=[.C9]/[.D9]" office:value-type="percentage" office:value="0.0597742432016419">
            <text:p>6%</text:p>
          </table:table-cell>
        </table:table-row>
        <table:table-row table:style-name="ro1">
          <table:table-cell office:value-type="string">
            <text:p>student</text:p>
          </table:table-cell>
          <table:table-cell office:value-type="float" office:value="434">
            <text:p>434</text:p>
          </table:table-cell>
          <table:table-cell office:value-type="float" office:value="78">
            <text:p>78</text:p>
          </table:table-cell>
          <table:table-cell table:formula="of:=SUM([.B10:.C10])" office:value-type="float" office:value="512">
            <text:p>512</text:p>
          </table:table-cell>
          <table:table-cell table:formula="of:=[.C10]/[.D10]" office:value-type="percentage" office:value="0.15234375">
            <text:p>15%</text:p>
          </table:table-cell>
        </table:table-row>
        <table:table-row table:style-name="ro1">
          <table:table-cell office:value-type="string">
            <text:p>technician</text:p>
          </table:table-cell>
          <table:table-cell office:value-type="float" office:value="6326">
            <text:p>6326</text:p>
          </table:table-cell>
          <table:table-cell office:value-type="float" office:value="473">
            <text:p>473</text:p>
          </table:table-cell>
          <table:table-cell table:formula="of:=SUM([.B11:.C11])" office:value-type="float" office:value="6799">
            <text:p>6799</text:p>
          </table:table-cell>
          <table:table-cell table:formula="of:=[.C11]/[.D11]" office:value-type="percentage" office:value="0.0695690542726872">
            <text:p>7%</text:p>
          </table:table-cell>
        </table:table-row>
        <table:table-row table:style-name="ro1">
          <table:table-cell office:value-type="string">
            <text:p>unemployed</text:p>
          </table:table-cell>
          <table:table-cell office:value-type="float" office:value="1001">
            <text:p>1001</text:p>
          </table:table-cell>
          <table:table-cell office:value-type="float" office:value="91">
            <text:p>91</text:p>
          </table:table-cell>
          <table:table-cell table:formula="of:=SUM([.B12:.C12])" office:value-type="float" office:value="1092">
            <text:p>1092</text:p>
          </table:table-cell>
          <table:table-cell table:formula="of:=[.C12]/[.D12]" office:value-type="percentage" office:value="0.0833333333333333">
            <text:p>8%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float" office:value="216">
            <text:p>216</text:p>
          </table:table-cell>
          <table:table-cell office:value-type="float" office:value="17">
            <text:p>17</text:p>
          </table:table-cell>
          <table:table-cell table:formula="of:=SUM([.B13:.C13])" office:value-type="float" office:value="233">
            <text:p>233</text:p>
          </table:table-cell>
          <table:table-cell table:formula="of:=[.C13]/[.D13]" office:value-type="percentage" office:value="0.0729613733905579">
            <text:p>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2013/10/18</text:date>, <text:time>12:0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sa teppei</meta:initial-creator>
    <meta:creation-date>2013-10-10T10:07:33</meta:creation-date>
    <dc:date>2013-10-18T12:09:44</dc:date>
    <dc:creator>tosa teppei</dc:creator>
    <meta:editing-duration>PT1H4M8S</meta:editing-duration>
    <meta:editing-cycles>13</meta:editing-cycles>
    <meta:generator>OpenOffice.org/3.3$Unix OpenOffice.org_project/330m20$Build-9567</meta:generator>
    <meta:document-statistic meta:table-count="7" meta:cell-count="4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maximum="0.2" chart:interval-major="0.0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52cm" svg:height="9cm" xlink:href=".." xlink:type="simple" chart:class="chart:bar" chart:style-name="ch1">
        <chart:legend chart:legend-position="end" svg:x="27.994cm" svg:y="4.027cm" chart:style-name="ch2"/>
        <chart:plot-area chart:style-name="ch3" table:cell-range-address="balance.C1:balance.C8 balance.F1:balance.G8" chart:data-source-has-labels="both" svg:x="1.047cm" svg:y="0.855cm" svg:width="25.753cm" svg:height="7.545cm">
          <chartooo:coordinate-region svg:x="2.277cm" svg:y="1.054cm" svg:width="23.572cm" svg:height="6.7cm"/>
          <chart:axis chart:dimension="x" chart:name="primary-x" chart:style-name="ch4">
            <chart:categories table:cell-range-address="balance.C2:balance.C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balance.F2:balance.F8" chart:label-cell-address="balance.F1:balance.F1" chart:class="chart:bar">
            <chart:data-point chart:repeated="7"/>
          </chart:series>
          <chart:series chart:attached-axis="secondary-y" chart:style-name="ch9" chart:values-cell-range-address="balance.G2:balance.G8" chart:label-cell-address="balance.G1:balance.G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件数</text:p>
                <draw:g>
                  <svg:desc>balance.F1:balance.F1</svg:desc>
                </draw:g>
              </table:table-cell>
              <table:table-cell office:value-type="string">
                <text:p>反応率</text:p>
                <draw:g>
                  <svg:desc>balance.G1:balanc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未満</text:p>
                <draw:g>
                  <svg:desc>balance.C2:balance.C8</svg:desc>
                </draw:g>
              </table:table-cell>
              <table:table-cell office:value-type="float" office:value="3730">
                <text:p>3730</text:p>
                <draw:g>
                  <svg:desc>balance.F2:balance.F8</svg:desc>
                </draw:g>
              </table:table-cell>
              <table:table-cell office:value-type="float" office:value="0.0525469168900804">
                <text:p>0.0525469168900804</text:p>
                <draw:g>
                  <svg:desc>balance.G2:balance.G8</svg:desc>
                </draw:g>
              </table:table-cell>
            </table:table-row>
            <table:table-row>
              <table:table-cell office:value-type="string">
                <text:p>0以上100未満</text:p>
              </table:table-cell>
              <table:table-cell office:value-type="float" office:value="7941">
                <text:p>7941</text:p>
              </table:table-cell>
              <table:table-cell office:value-type="float" office:value="0.0536456365697015">
                <text:p>0.0536456365697015</text:p>
              </table:table-cell>
            </table:table-row>
            <table:table-row>
              <table:table-cell office:value-type="string">
                <text:p>100以上300未満</text:p>
              </table:table-cell>
              <table:table-cell office:value-type="float" office:value="5780">
                <text:p>5780</text:p>
              </table:table-cell>
              <table:table-cell office:value-type="float" office:value="0.0653979238754325">
                <text:p>0.0653979238754325</text:p>
              </table:table-cell>
            </table:table-row>
            <table:table-row>
              <table:table-cell office:value-type="string">
                <text:p>300以上1000未満</text:p>
              </table:table-cell>
              <table:table-cell office:value-type="float" office:value="10201">
                <text:p>10201</text:p>
              </table:table-cell>
              <table:table-cell office:value-type="float" office:value="0.071953730026468">
                <text:p>0.071953730026468</text:p>
              </table:table-cell>
            </table:table-row>
            <table:table-row>
              <table:table-cell office:value-type="string">
                <text:p>1000以上3000未満</text:p>
              </table:table-cell>
              <table:table-cell office:value-type="float" office:value="7517">
                <text:p>7517</text:p>
              </table:table-cell>
              <table:table-cell office:value-type="float" office:value="0.0836769988027139">
                <text:p>0.0836769988027139</text:p>
              </table:table-cell>
            </table:table-row>
            <table:table-row>
              <table:table-cell office:value-type="string">
                <text:p>3000以上10000未満</text:p>
              </table:table-cell>
              <table:table-cell office:value-type="float" office:value="3919">
                <text:p>3919</text:p>
              </table:table-cell>
              <table:table-cell office:value-type="float" office:value="0.0969635110997703">
                <text:p>0.0969635110997703</text:p>
              </table:table-cell>
            </table:table-row>
            <table:table-row>
              <table:table-cell office:value-type="string">
                <text:p>10000以上</text:p>
              </table:table-cell>
              <table:table-cell office:value-type="float" office:value="664">
                <text:p>664</text:p>
              </table:table-cell>
              <table:table-cell office:value-type="float" office:value="0.0903614457831325">
                <text:p>0.0903614457831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27cm" svg:height="13.988cm" xlink:href=".." xlink:type="simple" chart:class="chart:bar" chart:style-name="ch1">
        <chart:legend chart:legend-position="end" svg:x="20.769cm" svg:y="6.521cm" chart:style-name="ch2"/>
        <chart:plot-area chart:style-name="ch3" table:cell-range-address="age.A1:age.A8 age.D1:age.E8" chart:data-source-has-labels="both" svg:x="0.902cm" svg:y="1.251cm" svg:width="18.963cm" svg:height="12.038cm">
          <chartooo:coordinate-region svg:x="2.132cm" svg:y="1.45cm" svg:width="16.782cm" svg:height="11.193cm"/>
          <chart:axis chart:dimension="x" chart:name="primary-x" chart:style-name="ch4">
            <chart:categories table:cell-range-address="age.A2:age.A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age.D2:age.D8" chart:label-cell-address="age.D1:age.D1" chart:class="chart:bar">
            <chart:data-point chart:repeated="7"/>
          </chart:series>
          <chart:series chart:attached-axis="secondary-y" chart:style-name="ch9" chart:values-cell-range-address="age.E2:age.E8" chart:label-cell-address="age.E1:age.E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件数</text:p>
                <draw:g>
                  <svg:desc>age.D1:age.D1</svg:desc>
                </draw:g>
              </table:table-cell>
              <table:table-cell office:value-type="string">
                <text:p>反応率</text:p>
                <draw:g>
                  <svg:desc>age.E1:ag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s</text:p>
                <draw:g>
                  <svg:desc>age.A2:age.A8</svg:desc>
                </draw:g>
              </table:table-cell>
              <table:table-cell office:value-type="float" office:value="12">
                <text:p>12</text:p>
                <draw:g>
                  <svg:desc>age.D2:age.D8</svg:desc>
                </draw:g>
              </table:table-cell>
              <table:table-cell office:value-type="float" office:value="0.166666666666667">
                <text:p>0.166666666666667</text:p>
                <draw:g>
                  <svg:desc>age.E2:age.E8</svg:desc>
                </draw:g>
              </table:table-cell>
            </table:table-row>
            <table:table-row>
              <table:table-cell office:value-type="string">
                <text:p>20s</text:p>
              </table:table-cell>
              <table:table-cell office:value-type="float" office:value="4223">
                <text:p>4223</text:p>
              </table:table-cell>
              <table:table-cell office:value-type="float" office:value="0.104901728628937">
                <text:p>0.104901728628937</text:p>
              </table:table-cell>
            </table:table-row>
            <table:table-row>
              <table:table-cell office:value-type="string">
                <text:p>30s</text:p>
              </table:table-cell>
              <table:table-cell office:value-type="float" office:value="16352">
                <text:p>16352</text:p>
              </table:table-cell>
              <table:table-cell office:value-type="float" office:value="0.0706335616438356">
                <text:p>0.0706335616438356</text:p>
              </table:table-cell>
            </table:table-row>
            <table:table-row>
              <table:table-cell office:value-type="string">
                <text:p>40s</text:p>
              </table:table-cell>
              <table:table-cell office:value-type="float" office:value="10812">
                <text:p>10812</text:p>
              </table:table-cell>
              <table:table-cell office:value-type="float" office:value="0.059748427672956">
                <text:p>0.059748427672956</text:p>
              </table:table-cell>
            </table:table-row>
            <table:table-row>
              <table:table-cell office:value-type="string">
                <text:p>50s</text:p>
              </table:table-cell>
              <table:table-cell office:value-type="float" office:value="7633">
                <text:p>7633</text:p>
              </table:table-cell>
              <table:table-cell office:value-type="float" office:value="0.0560723175684528">
                <text:p>0.0560723175684528</text:p>
              </table:table-cell>
            </table:table-row>
            <table:table-row>
              <table:table-cell office:value-type="string">
                <text:p>60s</text:p>
              </table:table-cell>
              <table:table-cell office:value-type="float" office:value="631">
                <text:p>631</text:p>
              </table:table-cell>
              <table:table-cell office:value-type="float" office:value="0.141045958795563">
                <text:p>0.141045958795563</text:p>
              </table:table-cell>
            </table:table-row>
            <table:table-row>
              <table:table-cell office:value-type="string">
                <text:p>Old</text:p>
              </table:table-cell>
              <table:table-cell office:value-type="float" office:value="89">
                <text:p>89</text:p>
              </table:table-cell>
              <table:table-cell office:value-type="float" office:value="0.449438202247191">
                <text:p>0.4494382022471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94cm" svg:height="13.742cm" xlink:href=".." xlink:type="simple" chart:class="chart:bar" chart:style-name="ch1">
        <chart:legend chart:legend-position="end" svg:x="21.036cm" svg:y="6.398cm" chart:style-name="ch2"/>
        <chart:plot-area chart:style-name="ch3" table:cell-range-address="day.A1:day.A32 day.D1:day.E32" chart:data-source-has-labels="both" svg:x="0.907cm" svg:y="1.231cm" svg:width="19.215cm" svg:height="11.817cm">
          <chartooo:coordinate-region svg:x="1.95cm" svg:y="1.431cm" svg:width="17.221cm" svg:height="10.971cm"/>
          <chart:axis chart:dimension="x" chart:name="primary-x" chart:style-name="ch4">
            <chart:categories table:cell-range-address="day.A2:day.A3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y.D2:day.D32" chart:label-cell-address="day.D1:day.D1" chart:class="chart:bar">
            <chart:data-point chart:repeated="31"/>
          </chart:series>
          <chart:series chart:attached-axis="secondary-y" chart:style-name="ch9" chart:values-cell-range-address="day.E2:day.E32" chart:label-cell-address="day.E1:day.E1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件数</text:p>
                <draw:g>
                  <svg:desc>day.D1:day.D1</svg:desc>
                </draw:g>
              </table:table-cell>
              <table:table-cell office:value-type="string">
                <text:p>反応率</text:p>
                <draw:g>
                  <svg:desc>day.E1:da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day.A2:day.A32</svg:desc>
                </draw:g>
              </table:table-cell>
              <table:table-cell office:value-type="float" office:value="90">
                <text:p>90</text:p>
                <draw:g>
                  <svg:desc>day.D2:day.D32</svg:desc>
                </draw:g>
              </table:table-cell>
              <table:table-cell office:value-type="float" office:value="0.1">
                <text:p>0.1</text:p>
                <draw:g>
                  <svg:desc>day.E2:day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4">
                <text:p>994</text:p>
              </table:table-cell>
              <table:table-cell office:value-type="float" office:value="0.0653923541247485">
                <text:p>0.065392354124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7">
                <text:p>827</text:p>
              </table:table-cell>
              <table:table-cell office:value-type="float" office:value="0.0689238210399033">
                <text:p>0.0689238210399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3">
                <text:p>1183</text:p>
              </table:table-cell>
              <table:table-cell office:value-type="float" office:value="0.0989010989010989">
                <text:p>0.0989010989010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1">
                <text:p>1691</text:p>
              </table:table-cell>
              <table:table-cell office:value-type="float" office:value="0.0668243642814903">
                <text:p>0.0668243642814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78">
                <text:p>1778</text:p>
              </table:table-cell>
              <table:table-cell office:value-type="float" office:value="0.061867266591676">
                <text:p>0.061867266591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12">
                <text:p>1612</text:p>
              </table:table-cell>
              <table:table-cell office:value-type="float" office:value="0.0496277915632754">
                <text:p>0.0496277915632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0">
                <text:p>1620</text:p>
              </table:table-cell>
              <table:table-cell office:value-type="float" office:value="0.062962962962963">
                <text:p>0.062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4">
                <text:p>1374</text:p>
              </table:table-cell>
              <table:table-cell office:value-type="float" office:value="0.0524017467248908">
                <text:p>0.0524017467248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">
                <text:p>364</text:p>
              </table:table-cell>
              <table:table-cell office:value-type="float" office:value="0.123626373626374">
                <text:p>0.12362637362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2">
                <text:p>1272</text:p>
              </table:table-cell>
              <table:table-cell office:value-type="float" office:value="0.0668238993710692">
                <text:p>0.0668238993710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9">
                <text:p>1289</text:p>
              </table:table-cell>
              <table:table-cell office:value-type="float" office:value="0.0806826997672614">
                <text:p>0.08068269976726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5">
                <text:p>1325</text:p>
              </table:table-cell>
              <table:table-cell office:value-type="float" office:value="0.0883018867924528">
                <text:p>0.0883018867924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6">
                <text:p>1636</text:p>
              </table:table-cell>
              <table:table-cell office:value-type="float" office:value="0.0702933985330073">
                <text:p>0.0702933985330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">
                <text:p>1468</text:p>
              </table:table-cell>
              <table:table-cell office:value-type="float" office:value="0.0837874659400545">
                <text:p>0.0837874659400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5">
                <text:p>1215</text:p>
              </table:table-cell>
              <table:table-cell office:value-type="float" office:value="0.0790123456790123">
                <text:p>0.0790123456790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12">
                <text:p>1812</text:p>
              </table:table-cell>
              <table:table-cell office:value-type="float" office:value="0.0634657836644592">
                <text:p>0.0634657836644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73">
                <text:p>2173</text:p>
              </table:table-cell>
              <table:table-cell office:value-type="float" office:value="0.0759318913943856">
                <text:p>0.0759318913943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0">
                <text:p>1650</text:p>
              </table:table-cell>
              <table:table-cell office:value-type="float" office:value="0.0442424242424242">
                <text:p>0.0442424242424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55">
                <text:p>2655</text:p>
              </table:table-cell>
              <table:table-cell office:value-type="float" office:value="0.0576271186440678">
                <text:p>0.0576271186440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14">
                <text:p>1914</text:p>
              </table:table-cell>
              <table:table-cell office:value-type="float" office:value="0.0726227795193312">
                <text:p>0.0726227795193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3">
                <text:p>773</text:p>
              </table:table-cell>
              <table:table-cell office:value-type="float" office:value="0.103492884864166">
                <text:p>0.103492884864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3">
                <text:p>823</text:p>
              </table:table-cell>
              <table:table-cell office:value-type="float" office:value="0.0716889428918591">
                <text:p>0.07168894289185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2">
                <text:p>35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5">
                <text:p>695</text:p>
              </table:table-cell>
              <table:table-cell office:value-type="float" office:value="0.103597122302158">
                <text:p>0.103597122302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5">
                <text:p>895</text:p>
              </table:table-cell>
              <table:table-cell office:value-type="float" office:value="0.0681564245810056">
                <text:p>0.0681564245810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4">
                <text:p>974</text:p>
              </table:table-cell>
              <table:table-cell office:value-type="float" office:value="0.0862422997946612">
                <text:p>0.0862422997946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0">
                <text:p>1650</text:p>
              </table:table-cell>
              <table:table-cell office:value-type="float" office:value="0.036969696969697">
                <text:p>0.036969696969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0">
                <text:p>1600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7">
                <text:p>1457</text:p>
              </table:table-cell>
              <table:table-cell office:value-type="float" office:value="0.153740562800275">
                <text:p>0.153740562800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1">
                <text:p>591</text:p>
              </table:table-cell>
              <table:table-cell office:value-type="float" office:value="0.0439932318104907">
                <text:p>0.04399323181049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55cm" svg:height="14.327cm" xlink:href=".." xlink:type="simple" chart:class="chart:bar" chart:style-name="ch1">
        <chart:legend chart:legend-position="end" svg:x="20.497cm" svg:y="6.69cm" chart:style-name="ch2"/>
        <chart:plot-area chart:style-name="ch3" table:cell-range-address="duration.A1:duration.A9 duration.D1:duration.E9" chart:data-source-has-labels="both" svg:x="0.897cm" svg:y="1.279cm" svg:width="18.706cm" svg:height="12.342cm">
          <chartooo:coordinate-region svg:x="2.127cm" svg:y="1.479cm" svg:width="16.525cm" svg:height="11.496cm"/>
          <chart:axis chart:dimension="x" chart:name="primary-x" chart:style-name="ch4">
            <chart:categories table:cell-range-address="duration.A2:duration.A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uration.D2:duration.D9" chart:label-cell-address="duration.D1:duration.D1" chart:class="chart:bar">
            <chart:data-point chart:repeated="8"/>
          </chart:series>
          <chart:series chart:attached-axis="secondary-y" chart:style-name="ch9" chart:values-cell-range-address="duration.E2:duration.E9" chart:label-cell-address="duration.E1:duration.E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件数</text:p>
                <draw:g>
                  <svg:desc>duration.D1:duration.D1</svg:desc>
                </draw:g>
              </table:table-cell>
              <table:table-cell office:value-type="string">
                <text:p>反応率</text:p>
                <draw:g>
                  <svg:desc>duration.E1:dura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00</text:p>
                <draw:g>
                  <svg:desc>duration.A2:duration.A9</svg:desc>
                </draw:g>
              </table:table-cell>
              <table:table-cell office:value-type="float" office:value="9960">
                <text:p>9960</text:p>
                <draw:g>
                  <svg:desc>duration.D2:duration.D9</svg:desc>
                </draw:g>
              </table:table-cell>
              <table:table-cell office:value-type="float" office:value="0.00491967871485944">
                <text:p>0.00491967871485944</text:p>
                <draw:g>
                  <svg:desc>duration.E2:duration.E9</svg:desc>
                </draw:g>
              </table:table-cell>
            </table:table-row>
            <table:table-row>
              <table:table-cell office:value-type="string">
                <text:p>100-200</text:p>
              </table:table-cell>
              <table:table-cell office:value-type="float" office:value="12351">
                <text:p>12351</text:p>
              </table:table-cell>
              <table:table-cell office:value-type="float" office:value="0.0209699619464011">
                <text:p>0.0209699619464011</text:p>
              </table:table-cell>
            </table:table-row>
            <table:table-row>
              <table:table-cell office:value-type="string">
                <text:p>200-300</text:p>
              </table:table-cell>
              <table:table-cell office:value-type="float" office:value="6893">
                <text:p>6893</text:p>
              </table:table-cell>
              <table:table-cell office:value-type="float" office:value="0.0326418105324242">
                <text:p>0.0326418105324242</text:p>
              </table:table-cell>
            </table:table-row>
            <table:table-row>
              <table:table-cell office:value-type="string">
                <text:p>300-400</text:p>
              </table:table-cell>
              <table:table-cell office:value-type="float" office:value="3713">
                <text:p>3713</text:p>
              </table:table-cell>
              <table:table-cell office:value-type="float" office:value="0.0570966873148398">
                <text:p>0.0570966873148398</text:p>
              </table:table-cell>
            </table:table-row>
            <table:table-row>
              <table:table-cell office:value-type="string">
                <text:p>400-500</text:p>
              </table:table-cell>
              <table:table-cell office:value-type="float" office:value="2114">
                <text:p>2114</text:p>
              </table:table-cell>
              <table:table-cell office:value-type="float" office:value="0.113055818353832">
                <text:p>0.113055818353832</text:p>
              </table:table-cell>
            </table:table-row>
            <table:table-row>
              <table:table-cell office:value-type="string">
                <text:p>500-1000</text:p>
              </table:table-cell>
              <table:table-cell office:value-type="float" office:value="3764">
                <text:p>3764</text:p>
              </table:table-cell>
              <table:table-cell office:value-type="float" office:value="0.332093517534538">
                <text:p>0.332093517534538</text:p>
              </table:table-cell>
            </table:table-row>
            <table:table-row>
              <table:table-cell office:value-type="string">
                <text:p>1000-3000</text:p>
              </table:table-cell>
              <table:table-cell office:value-type="float" office:value="944">
                <text:p>944</text:p>
              </table:table-cell>
              <table:table-cell office:value-type="float" office:value="0.596398305084746">
                <text:p>0.596398305084746</text:p>
              </table:table-cell>
            </table:table-row>
            <table:table-row>
              <table:table-cell office:value-type="string">
                <text:p>3000-10000</text:p>
              </table:table-cell>
              <table:table-cell office:value-type="float" office:value="13">
                <text:p>13</text:p>
              </table:table-cell>
              <table:table-cell office:value-type="float" office:value="0.461538461538462">
                <text:p>0.461538461538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19cm" svg:height="14.36cm" xlink:href=".." xlink:type="simple" chart:class="chart:bar" chart:style-name="ch1">
        <chart:legend chart:legend-position="end" svg:x="21.061cm" svg:y="6.707cm" chart:style-name="ch2"/>
        <chart:plot-area chart:style-name="ch3" table:cell-range-address="campaign.A1:campaign.A11 campaign.D1:campaign.E11" chart:data-source-has-labels="both" svg:x="0.908cm" svg:y="1.283cm" svg:width="19.237cm" svg:height="12.37cm">
          <chartooo:coordinate-region svg:x="2.138cm" svg:y="1.482cm" svg:width="17.242cm" svg:height="11.525cm"/>
          <chart:axis chart:dimension="x" chart:name="primary-x" chart:style-name="ch4">
            <chart:categories table:cell-range-address="campaign.A2:campaign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campaign.D2:campaign.D11" chart:label-cell-address="campaign.D1:campaign.D1" chart:class="chart:bar">
            <chart:data-point chart:repeated="10"/>
          </chart:series>
          <chart:series chart:attached-axis="secondary-y" chart:style-name="ch9" chart:values-cell-range-address="campaign.E2:campaign.E11" chart:label-cell-address="campaign.E1:campaign.E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件数</text:p>
                <draw:g>
                  <svg:desc>campaign.D1:campaign.D1</svg:desc>
                </draw:g>
              </table:table-cell>
              <table:table-cell office:value-type="string">
                <text:p>反応率</text:p>
                <draw:g>
                  <svg:desc>campaign.E1:campaig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2</text:p>
                <draw:g>
                  <svg:desc>campaign.A2:campaign.A11</svg:desc>
                </draw:g>
              </table:table-cell>
              <table:table-cell office:value-type="float" office:value="14547">
                <text:p>14547</text:p>
                <draw:g>
                  <svg:desc>campaign.D2:campaign.D11</svg:desc>
                </draw:g>
              </table:table-cell>
              <table:table-cell office:value-type="float" office:value="0.0829724341788685">
                <text:p>0.0829724341788685</text:p>
                <draw:g>
                  <svg:desc>campaign.E2:campaign.E11</svg:desc>
                </draw:g>
              </table:table-cell>
            </table:table-row>
            <table:table-row>
              <table:table-cell office:value-type="string">
                <text:p>2-3</text:p>
              </table:table-cell>
              <table:table-cell office:value-type="float" office:value="11096">
                <text:p>11096</text:p>
              </table:table-cell>
              <table:table-cell office:value-type="float" office:value="0.0660598413842826">
                <text:p>0.0660598413842826</text:p>
              </table:table-cell>
            </table:table-row>
            <table:table-row>
              <table:table-cell office:value-type="string">
                <text:p>3-4</text:p>
              </table:table-cell>
              <table:table-cell office:value-type="float" office:value="4957">
                <text:p>4957</text:p>
              </table:table-cell>
              <table:table-cell office:value-type="float" office:value="0.0698002824288884">
                <text:p>0.0698002824288884</text:p>
              </table:table-cell>
            </table:table-row>
            <table:table-row>
              <table:table-cell office:value-type="string">
                <text:p>4-5</text:p>
              </table:table-cell>
              <table:table-cell office:value-type="float" office:value="3291">
                <text:p>3291</text:p>
              </table:table-cell>
              <table:table-cell office:value-type="float" office:value="0.0665451230628988">
                <text:p>0.0665451230628988</text:p>
              </table:table-cell>
            </table:table-row>
            <table:table-row>
              <table:table-cell office:value-type="string">
                <text:p>5-6</text:p>
              </table:table-cell>
              <table:table-cell office:value-type="float" office:value="1641">
                <text:p>1641</text:p>
              </table:table-cell>
              <table:table-cell office:value-type="float" office:value="0.0578915295551493">
                <text:p>0.0578915295551493</text:p>
              </table:table-cell>
            </table:table-row>
            <table:table-row>
              <table:table-cell office:value-type="string">
                <text:p>6-7</text:p>
              </table:table-cell>
              <table:table-cell office:value-type="float" office:value="1228">
                <text:p>1228</text:p>
              </table:table-cell>
              <table:table-cell office:value-type="float" office:value="0.0553745928338762">
                <text:p>0.0553745928338762</text:p>
              </table:table-cell>
            </table:table-row>
            <table:table-row>
              <table:table-cell office:value-type="string">
                <text:p>7-8</text:p>
              </table:table-cell>
              <table:table-cell office:value-type="float" office:value="699">
                <text:p>699</text:p>
              </table:table-cell>
              <table:table-cell office:value-type="float" office:value="0.050071530758226">
                <text:p>0.050071530758226</text:p>
              </table:table-cell>
            </table:table-row>
            <table:table-row>
              <table:table-cell office:value-type="string">
                <text:p>8-9</text:p>
              </table:table-cell>
              <table:table-cell office:value-type="float" office:value="526">
                <text:p>526</text:p>
              </table:table-cell>
              <table:table-cell office:value-type="float" office:value="0.0475285171102662">
                <text:p>0.0475285171102662</text:p>
              </table:table-cell>
            </table:table-row>
            <table:table-row>
              <table:table-cell office:value-type="string">
                <text:p>9-10</text:p>
              </table:table-cell>
              <table:table-cell office:value-type="float" office:value="318">
                <text:p>318</text:p>
              </table:table-cell>
              <table:table-cell office:value-type="float" office:value="0.059748427672956">
                <text:p>0.059748427672956</text:p>
              </table:table-cell>
            </table:table-row>
            <table:table-row>
              <table:table-cell office:value-type="string">
                <text:p>10-</text:p>
              </table:table-cell>
              <table:table-cell office:value-type="float" office:value="1449">
                <text:p>1449</text:p>
              </table:table-cell>
              <table:table-cell office:value-type="float" office:value="0.0386473429951691">
                <text:p>0.03864734299516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53cm" svg:height="14.387cm" xlink:href=".." xlink:type="simple" chart:class="chart:bar" chart:style-name="ch1">
        <chart:legend chart:legend-position="end" svg:x="21.295cm" svg:y="6.72cm" chart:style-name="ch2"/>
        <chart:plot-area chart:style-name="ch3" table:cell-range-address="previous.A1:previous.A4 previous.D1:previous.E4" chart:data-source-has-labels="both" svg:x="0.913cm" svg:y="1.283cm" svg:width="19.456cm" svg:height="12.397cm">
          <chartooo:coordinate-region svg:x="2.143cm" svg:y="1.482cm" svg:width="17.461cm" svg:height="11.552cm"/>
          <chart:axis chart:dimension="x" chart:name="primary-x" chart:style-name="ch4">
            <chart:categories table:cell-range-address="previous.A2:previous.A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revious.D2:previous.D4" chart:label-cell-address="previous.D1:previous.D1" chart:class="chart:bar">
            <chart:data-point chart:repeated="3"/>
          </chart:series>
          <chart:series chart:attached-axis="secondary-y" chart:style-name="ch9" chart:values-cell-range-address="previous.E2:previous.E4" chart:label-cell-address="previous.E1:previous.E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件数</text:p>
                <draw:g>
                  <svg:desc>previous.D1:previous.D1</svg:desc>
                </draw:g>
              </table:table-cell>
              <table:table-cell office:value-type="string">
                <text:p>反応率</text:p>
                <draw:g>
                  <svg:desc>previous.E1:previou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1</text:p>
                <draw:g>
                  <svg:desc>previous.A2:previous.A4</svg:desc>
                </draw:g>
              </table:table-cell>
              <table:table-cell office:value-type="float" office:value="34437">
                <text:p>34437</text:p>
                <draw:g>
                  <svg:desc>previous.D2:previous.D4</svg:desc>
                </draw:g>
              </table:table-cell>
              <table:table-cell office:value-type="float" office:value="0.0693440195138949">
                <text:p>0.0693440195138949</text:p>
                <draw:g>
                  <svg:desc>previous.E2:previous.E4</svg:desc>
                </draw:g>
              </table:table-cell>
            </table:table-row>
            <table:table-row>
              <table:table-cell office:value-type="string">
                <text:p>1-5</text:p>
              </table:table-cell>
              <table:table-cell office:value-type="float" office:value="4427">
                <text:p>4427</text:p>
              </table:table-cell>
              <table:table-cell office:value-type="float" office:value="0.0790603117235148">
                <text:p>0.0790603117235148</text:p>
              </table:table-cell>
            </table:table-row>
            <table:table-row>
              <table:table-cell office:value-type="string">
                <text:p>5-</text:p>
              </table:table-cell>
              <table:table-cell office:value-type="float" office:value="888">
                <text:p>888</text:p>
              </table:table-cell>
              <table:table-cell office:value-type="float" office:value="0.0731981981981982">
                <text:p>0.07319819819819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